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1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4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8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en_Settler</text:p>
          </table:table-cell>
          <table:table-cell table:style-name="ce6" office:value-type="string" calcext:value-type="string">
            <text:p>Woodmen_Settl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4|knows_ironflesh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_bad,itm_rohan_shoes,itm_furry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_bad,itm_furry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3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10)|wp_melee(150)</text:p>
          </table:table-cell>
          <table:table-cell table:style-name="ce28" office:value-type="string" calcext:value-type="string">
            <text:p>knows_common|knows_athletics_6|knows_power_draw_4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4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power_strike_4|knows_ironflesh_5|knows_power_throw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strike_5|knows_ironflesh_6|knows_power_throw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power_strike_7|knows_ironflesh_9|knows_power_throw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 itm_leather_boots_dark,itm_splinted_greave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5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ironflesh_1|knows_power_draw_1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60)|wp_melee(180)</text:p>
          </table:table-cell>
          <table:table-cell table:style-name="ce28" office:value-type="string" calcext:value-type="string">
            <text:p>knows_common|knows_ironflesh_4|knows_power_draw_4|knows_power_strike_2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3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4|knows_power_strike_2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5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_dark_bad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_good,itm_mail_mittens,</text:p>
          </table:table-cell>
          <table:table-cell table:style-name="ce16" office:value-type="string" calcext:value-type="string">
            <text:p>itm_leather_boots_dark, itm_splinted_greaves_good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leather_boots_dark_bad, itm_splinted_greave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itm_leather_boots_dark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3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2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2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4|knows_power_draw_2|knows_power_strike_2|knows_ironflesh_3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6|knows_power_draw_4|knows_power_strike_4|knows_ironflesh_5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4|knows_power_strike_3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5|knows_power_strike_4|knows_ironflesh_5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6|knows_power_strike_6|knows_ironflesh_7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bad,</text:p>
          </table:table-cell>
          <table:table-cell table:style-name="ce16" office:value-type="string" calcext:value-type="string">
            <text:p>itm_gon_jerkin,itm_white_tunic_a,</text:p>
          </table:table-cell>
          <table:table-cell table:style-name="ce21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_bad,</text:p>
          </table:table-cell>
          <table:table-cell table:style-name="ce16" office:value-type="string" calcext:value-type="string">
            <text:p>itm_gon_footman,</text:p>
          </table:table-cell>
          <table:table-cell table:style-name="ce22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5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7"/>
          <table:table-cell table:style-name="ce8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2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itm_gondor_infantry_helm,</text:p>
          </table:table-cell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_good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bad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good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common|knows_athletics_3|knows_power_draw_6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archery(170)|wp(170)</text:p>
          </table:table-cell>
          <table:table-cell table:style-name="ce28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(220)</text:p>
          </table:table-cell>
          <table:table-cell table:style-name="ce28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melee(320)|wp_archery(300)</text:p>
          </table:table-cell>
          <table:table-cell table:style-name="ce28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7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7</text:p>
          </table:table-cell>
          <table:table-cell table:style-name="ce28" office:value-type="string" calcext:value-type="string">
            <text:p>wp_tier_7</text:p>
          </table:table-cell>
          <table:table-cell table:style-name="ce28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polearm(120)|wp(200)</text:p>
          </table:table-cell>
          <table:table-cell table:style-name="ce28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thro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thro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itm_gondor_javelin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3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_ba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melee(200)|wp_archery(200)</text:p>
          </table:table-cell>
          <table:table-cell table:style-name="ce28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good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_bad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_good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(360)</text:p>
          </table:table-cell>
          <table:table-cell table:style-name="ce28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 #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_cloak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_cloak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cher_good_cloak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cher_good_cloak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light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light_cloak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light_cloak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light_goo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light_good_cloak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light_good_cloak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med_cloak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med_cloak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med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7" office:value-type="string" calcext:value-type="string">
            <text:p>itm_lorien_med_goo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med_good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med_good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heavy_bad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heavy_bad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heavy_bad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heavy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heavy_goo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heavy_goo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med_cloak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med_cloak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med_good_cloak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med_good_cloak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med_good_cloak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heavy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heavy_cloak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heavy_cloak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heavy_good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heavy_good_cloak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heavy_good_cloak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rohan_shoes,itm_leather_boots_dark_bad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leather_boots_bad,itm_leather_boots_dark_bad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itm_mirkwood_armor_d,</text:p>
          </table:table-cell>
          <table:table-cell table:style-name="ce16"/>
          <table:table-cell table:style-name="ce17" office:value-type="string" calcext:value-type="string">
            <text:p>itm_leather_boots, itm_leather_boots_dark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6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2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8|knows_shield_3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9|knows_shield_5|knows_power_draw_6|knows_power_strike_5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armor_a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shield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light_scale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armor_b,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shield_4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20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shield_6|knows_power_strike_6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8|knows_power_strike_7|knows_ironflesh_7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4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4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6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melee(280)|wp_archery(240)</text:p>
          </table:table-cell>
          <table:table-cell table:style-name="ce28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melee(310)|wp_archery(270)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360)|wp_archery(300)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horse_archery_3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horse_archery_5|knows_riding_6|knows_power_draw_4|knows_power_strike_2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common|knows_horse_archery_7|knows_riding_7|knows_power_dra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horse_archery_1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1|knows_riding_3|knows_shield_1|knows_power_throw_2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4|knows_power_strike_4|knows_ironflesh_6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strike_5|knows_ironflesh_4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style-name="ce6" office:value-type="string" calcext:value-type="string">
            <text:p>Harondor_Light_Rider</text:p>
          </table:table-cell>
          <table:table-cell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style-name="ce6" office:value-type="string" calcext:value-type="string">
            <text:p>Harondor_Skirmisher</text:p>
          </table:table-cell>
          <table:table-cell table:style-name="ce6" office:value-type="string" calcext:value-type="string">
            <text:p>Harondor_Skirmis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power_throw_4|knows_power_strike_4|knows_ironflesh_3|knows_athletics_8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3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shield_2|knows_power_strike_2|knows_ironflesh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shield_3|knows_power_strike_3|knows_ironflesh_4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5|knows_power_strike_4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_ba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table:number-columns-repeated="2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Variag_Veteran_Warrio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throw_4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throw_5|knows_power_strike_5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6"/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shield_3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shield_3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shield_2|knows_power_throw_2|knows_power_strike_3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shield_3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4|knows_power_throw_4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4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6" office:value-type="string" calcext:value-type="string">
            <text:p>itm_corsair_sword,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3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3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3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3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3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4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athletics_6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athletics_7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5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58)</text:p>
          </table:table-cell>
          <table:table-cell table:style-name="ce28" office:value-type="string" calcext:value-type="string">
            <text:p>wp(75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8" office:value-type="string" calcext:value-type="string">
            <text:p>str_255| agi_3| int_3| cha_3|level(63)</text:p>
          </table:table-cell>
          <table:table-cell table:style-name="ce28" office:value-type="string" calcext:value-type="string">
            <text:p>wp(2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1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orc_club_d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orc_club_d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riding_1|knows_athletics_7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1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2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str_7| agi_7| int_4| cha_4|level(9)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str_9| agi_8| int_4| cha_4|level(17)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5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7|knows_power_dra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5|knows_power_strike_4|knows_ironflesh_10|knows_shield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7|knows_power_draw_2|knows_power_thro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5|knows_power_strike_4|knows_ironflesh_2|knows_shield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bow_5</text:p>
          </table:table-cell>
          <table:table-cell table:style-name="ce28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6|knows_power_strike_5|knows_ironflesh_4|knows_shield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athletics_2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7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vet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.00.0000</text:date>, <text:time style:data-style-name="N2" text:time-value="21:22:13.8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18T21:24:13.524000000</dc:date>
    <meta:editing-cycles>298</meta:editing-cycles>
    <meta:editing-duration>P3DT13H1M27S</meta:editing-duration>
    <meta:document-statistic meta:table-count="2" meta:cell-count="6735" meta:object-count="0"/>
  </office:meta>
</office:document-meta>
</file>